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Blondynka</text:h>
      <text:p text:style-name="Standard">Pewnego dnia jakiś znajomy zatrzymał mnie i powiedział ze złością w głosie:<text:span text:style-name="T1"><text:line-break/>- Wczoraj w nocnym klubie poznałem świetną blondynę!<text:line-break/>- Och Ty szczęściarzu!<text:line-break/>- Zaprosiłem ją do siebie, wypiliśmy trochę, zacząłem ją dotykać...<text:line-break/>- I co? I co?<text:line-break/>- No a ona mówi: „Rozbierz mnie!"<text:line-break/>- Nie może być!<text:line-break/>- Zdjąłem z niej spódniczkę, potem majteczki, położyłem na stole tuz obok laptopa...<text:line-break/>- Nie gadaj! Kupiłeś laptopa? A procesor jaki?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Michał Gil,</text:p>
      <text:p text:style-name="P1">Mariusz Gęsiar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2-04-17T13:37:39</dc:date>
    <meta:editing-duration>PT00H13M27S</meta:editing-duration>
    <meta:editing-cycles>7</meta:editing-cycles>
    <meta:generator>OpenOffice.org/3.2$Unix OpenOffice.org_project/320m12$Build-9483</meta:generator>
    <meta:document-statistic meta:table-count="0" meta:image-count="0" meta:object-count="0" meta:page-count="1" meta:paragraph-count="4" meta:word-count="77" meta:character-count="450"/>
  </office:meta>
</office:document-meta>
</file>